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I think it's you</text:h>
      <text:p text:style-name="Text_20_body">I thought I saw you walking<text:line-break/>to the bus stop but it was only<text:line-break/>a raven. His croaks sounded nothing<text:line-break/>like your footsteps (as they pound<text:line-break/>down the hallway toward my bedroom)<text:line-break/>his wings looked nothing like your<text:line-break/>legs (running on the wrong side<text:line-break/>of the road away from my house)<text:line-break/>I think the one resemblance was the eyes</text:p>
      <text:p text:style-name="Text_20_body">But that's too easy<text:line-break/>It's just that I was thinking<text:line-break/>of you and a raven flew by<text:line-break/>(maybe it was a crow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 think it's you</dc:title>
  </office:meta>
</office:document-meta>
</file>